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c0c0c0" draw:textarea-horizontal-align="justify" draw:textarea-vertical-align="middle" draw:auto-grow-height="false" fo:min-height="6.25cm" fo:min-width="22.8cm"/>
    </style:style>
    <style:style style:name="gr2" style:family="graphic" style:parent-style-name="standard">
      <style:graphic-properties draw:textarea-horizontal-align="justify" draw:textarea-vertical-align="middle" draw:auto-grow-height="false" fo:min-height="0.812cm" fo:min-width="0.562cm"/>
    </style:style>
    <style:style style:name="gr3" style:family="graphic" style:parent-style-name="standard">
      <style:graphic-properties draw:textarea-horizontal-align="justify" draw:textarea-vertical-align="middle" draw:auto-grow-height="false" fo:min-height="1.826cm" fo:min-width="6.276cm"/>
    </style:style>
    <style:style style:name="gr4" style:family="graphic" style:parent-style-name="standard">
      <style:graphic-properties draw:marker-start="Arrow" draw:marker-start-width="0.3cm" draw:marker-end="Arrow" draw:marker-end-width="0.3cm" draw:textarea-vertical-align="middle"/>
    </style:style>
    <style:style style:name="gr5" style:family="graphic" style:parent-style-name="standard">
      <style:graphic-properties draw:textarea-horizontal-align="justify" draw:textarea-vertical-align="middle" draw:auto-grow-height="false" fo:min-height="1.826cm" fo:min-width="5.676cm"/>
    </style:style>
    <style:style style:name="gr6" style:family="graphic" style:parent-style-name="standard">
      <style:graphic-properties draw:textarea-horizontal-align="justify" draw:textarea-vertical-align="middle" draw:auto-grow-height="false" fo:min-height="0.74cm" fo:min-width="0.49cm"/>
    </style:style>
    <style:style style:name="gr7" style:family="graphic" style:parent-style-name="standard">
      <style:graphic-properties draw:textarea-horizontal-align="justify" draw:textarea-vertical-align="middle" draw:auto-grow-height="false" fo:min-height="1.164cm" fo:min-width="0.914cm"/>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fill-color="#e6e6ff" draw:textarea-horizontal-align="justify" draw:textarea-vertical-align="bottom" draw:auto-grow-height="false" fo:min-height="7.05cm" fo:min-width="24.5cm"/>
    </style:style>
    <style:style style:name="gr10" style:family="graphic" style:parent-style-name="standard">
      <style:graphic-properties draw:fill-color="#c0c0c0" draw:textarea-horizontal-align="justify" draw:textarea-vertical-align="middle" draw:auto-grow-height="false" fo:min-height="6.25cm" fo:min-width="24.5cm"/>
    </style:style>
    <style:style style:name="gr11" style:family="graphic" style:parent-style-name="standard">
      <style:graphic-properties draw:textarea-horizontal-align="justify" draw:textarea-vertical-align="middle" draw:auto-grow-height="false" fo:min-height="0.983cm" fo:min-width="3.355cm" fo:wrap-option="no-wrap"/>
    </style:style>
    <style:style style:name="gr12" style:family="graphic" style:parent-style-name="standard">
      <style:graphic-properties draw:textarea-horizontal-align="justify" draw:textarea-vertical-align="middle" draw:auto-grow-height="false" fo:min-height="1.826cm" fo:min-width="1.576cm"/>
    </style:style>
    <style:style style:name="gr13" style:family="graphic" style:parent-style-name="standard">
      <style:graphic-properties draw:textarea-horizontal-align="justify" draw:textarea-vertical-align="middle" draw:auto-grow-height="false" fo:min-height="0.983cm" fo:min-width="2.244cm" fo:wrap-option="no-wrap"/>
    </style:style>
    <style:style style:name="gr14" style:family="graphic" style:parent-style-name="standard">
      <style:graphic-properties draw:fill-color="#ffffff" draw:textarea-horizontal-align="justify" draw:textarea-vertical-align="middle" draw:auto-grow-height="false" fo:min-height="1.851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color="#c0c0c0"/>
      <style:paragraph-properties fo:text-align="center"/>
    </style:style>
    <style:style style:name="P3" style:family="paragraph">
      <loext:graphic-properties draw:fill-color="#e6e6ff"/>
      <style:paragraph-properties fo:text-align="center"/>
    </style:style>
    <style:style style:name="P4" style:family="paragraph">
      <style:paragraph-properties fo:text-align="center"/>
      <style:text-properties fo:font-size="18pt"/>
    </style:style>
    <style:style style:name="P5" style:family="paragraph">
      <loext:graphic-properties draw:fill-color="#c0c0c0"/>
      <style:paragraph-properties fo:text-align="center"/>
      <style:text-properties fo:font-size="18pt"/>
    </style:style>
    <style:style style:name="P6" style:family="paragraph">
      <loext:graphic-properties draw:fill-color="#ffffff"/>
      <style:paragraph-properties fo:text-align="center"/>
    </style:style>
    <style:style style:name="P7"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3.3cm" svg:height="6.5cm" svg:x="2.5cm" svg:y="9.8cm">
          <text:p text:style-name="P1">Kernel</text:p>
          <draw:enhanced-geometry svg:viewBox="0 0 21600 21600" draw:type="rectangle" draw:enhanced-path="M 0 0 L 21600 0 21600 21600 0 21600 0 0 Z N"/>
        </draw:custom-shape>
        <draw:custom-shape draw:style-name="gr2" draw:text-style-name="P1" draw:layer="layout" svg:width="1.5cm" svg:height="1.5cm" svg:x="2.5cm" svg:y="5.4cm">
          <text:p text:style-name="P1">IPv4</text:p>
          <text:p text:style-name="P1">UDP</text:p>
          <text:p text:style-name="P1">Port x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7cm" svg:height="2.3cm" svg:x="6.4cm" svg:y="5cm">
          <text:p text:style-name="P1">Multi-Ayiy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cm" svg:y1="6.2cm" svg:x2="6.5cm" svg:y2="6.2cm">
          <text:p/>
        </draw:line>
        <draw:custom-shape draw:style-name="gr5" draw:text-style-name="P1" draw:layer="layout" svg:width="6.4cm" svg:height="2.3cm" svg:x="14.9cm" svg:y="3cm">
          <text:p text:style-name="P1">bidirectional 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4cm" svg:height="1.4cm" svg:x="25.1cm" svg:y="5.3cm">
          <text:p text:style-name="P1">tun</text:p>
          <text:p text:style-name="P1">ipv6</text:p>
          <text:p text:style-name="P1">all addresse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3.4cm" svg:y1="6.1cm" svg:x2="14.9cm" svg:y2="4.3cm">
          <text:p/>
        </draw:line>
        <draw:line draw:style-name="gr4" draw:text-style-name="P1" draw:layer="layout" svg:x1="25.1cm" svg:y1="6cm" svg:x2="21.3cm" svg:y2="4.2cm">
          <text:p/>
        </draw:line>
        <draw:custom-shape draw:style-name="gr7" draw:text-style-name="P1" draw:layer="layout" svg:width="2cm" svg:height="2cm" svg:x="12.7cm" svg:y="16.1cm">
          <text:p text:style-name="P1">Ethernet</text:p>
          <text:p text:style-name="P1">IPv4</text:p>
          <text:p text:style-name="P1">all IPv6</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 draw:text-style-name="P1" draw:layer="layout" svg:x1="18.9cm" svg:y1="11.1cm" svg:x2="3.8cm" svg:y2="6.7cm">
          <text:p/>
        </draw:line>
        <draw:line draw:style-name="gr8" draw:text-style-name="P1" draw:layer="layout" svg:x1="14.6cm" svg:y1="16.1cm" svg:x2="25.3cm" svg:y2="6.5cm">
          <text:p text:style-name="P1">Bridge</text:p>
          <text:p text:style-name="P1">IPv4 Address</text:p>
        </draw:line>
      </draw:page>
      <draw:page draw:name="page2" draw:style-name="dp1" draw:master-page-name="Standard">
        <draw:custom-shape draw:style-name="gr9" draw:text-style-name="P3" draw:layer="layout" svg:width="25cm" svg:height="7.3cm" svg:x="2.1cm" svg:y="1cm">
          <text:p text:style-name="P1">User Space</text:p>
          <draw:enhanced-geometry svg:viewBox="0 0 21600 21600" draw:type="rectangle" draw:enhanced-path="M 0 0 L 21600 0 21600 21600 0 21600 0 0 Z N"/>
        </draw:custom-shape>
        <draw:custom-shape draw:style-name="gr10" draw:text-style-name="P5" draw:layer="layout" svg:width="25cm" svg:height="6.5cm" svg:x="2.1cm" svg:y="8.4cm">
          <text:p text:style-name="P4">Kernel</text:p>
          <draw:enhanced-geometry svg:viewBox="0 0 21600 21600" draw:type="rectangle" draw:enhanced-path="M 0 0 L 21600 0 21600 21600 0 21600 0 0 Z N"/>
        </draw:custom-shape>
        <draw:custom-shape draw:style-name="gr2" draw:text-style-name="P4" draw:layer="layout" svg:width="1.5cm" svg:height="1.5cm" svg:x="2.5cm" svg:y="4cm">
          <text:p text:style-name="P4">IPv4</text:p>
          <text:p text:style-name="P4">UDP</text:p>
          <text:p text:style-name="P4">Port xx</text:p>
          <text:p text:style-name="P4">Server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cm" svg:height="2.3cm" svg:x="6.4cm" svg:y="3.6cm">
          <text:p text:style-name="P4">Multi-Ayiy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cm" svg:y1="4.8cm" svg:x2="6.5cm" svg:y2="4.8cm">
          <text:p/>
        </draw:line>
        <draw:custom-shape draw:style-name="gr5" draw:text-style-name="P4" draw:layer="layout" svg:width="6.4cm" svg:height="2.3cm" svg:x="14.9cm" svg:y="1.6cm">
          <text:p text:style-name="P4">bidirectional co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1.4cm" svg:height="1.4cm" svg:x="25.1cm" svg:y="4cm">
          <text:p text:style-name="P4">IPv6</text:p>
          <text:p text:style-name="P4">tun devi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3.4cm" svg:y1="4.7cm" svg:x2="14.9cm" svg:y2="2.9cm">
          <text:p/>
        </draw:line>
        <draw:line draw:style-name="gr4" draw:text-style-name="P1" draw:layer="layout" svg:x1="25.1cm" svg:y1="4.6cm" svg:x2="21.3cm" svg:y2="2.8cm">
          <text:p/>
        </draw:line>
        <draw:custom-shape draw:style-name="gr7" draw:text-style-name="P4" draw:layer="layout" svg:width="2cm" svg:height="2cm" svg:x="12.7cm" svg:y="14.7cm">
          <text:p text:style-name="P4">virt. Ethernet</text:p>
          <text:p text:style-name="P4">IPv4</text:p>
          <text:p text:style-name="P4">IPv6</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4" draw:text-style-name="P1" draw:layer="layout" svg:x1="12.9cm" svg:y1="14.9cm" svg:x2="3.8cm" svg:y2="5.3cm">
          <text:p/>
        </draw:line>
        <draw:line draw:style-name="gr8" draw:text-style-name="P4" draw:layer="layout" svg:x1="14.6cm" svg:y1="14.7cm" svg:x2="25.3cm" svg:y2="5.1cm">
          <text:p text:style-name="P4">IPv6 forward</text:p>
          <text:p text:style-name="P4">Server&lt;-&gt;IPv6 address pool</text:p>
        </draw:line>
        <draw:custom-shape draw:style-name="gr11" draw:text-style-name="P1" draw:layer="layout" svg:width="5.9cm" svg:height="1.9cm" svg:x="10.5cm" svg:y="18cm">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13.7cm" svg:y1="16.8cm" svg:x2="13.7cm" svg:y2="18.1cm">
          <text:p text:style-name="P1"/>
        </draw:line>
        <draw:custom-shape draw:style-name="gr12" draw:text-style-name="P1" draw:layer="layout" svg:width="2.3cm" svg:height="2.3cm" svg:x="25cm" svg:y="16.9cm">
          <text:p text:style-name="P1">Mobi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2cm" svg:height="1.9cm" svg:x="19.2cm" svg:y="17.5cm">
          <text:p text:style-name="P1">ipv4 onl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6.3cm" svg:y1="19cm" svg:x2="25cm" svg:y2="18.1cm">
          <text:p/>
        </draw:line>
        <draw:custom-shape draw:style-name="gr14" draw:text-style-name="P6" draw:layer="layout" svg:width="0.8cm" svg:height="2.4cm" svg:x="14.7cm" svg:y="15.9cm">
          <text:p text:style-name="P1"/>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 draw:layer="layout" svg:width="7.915cm" svg:height="0.962cm" svg:x="15.685cm" svg:y="16.2cm">
          <draw:text-box>
            <text:p>IPv6 route to address pool</text:p>
          </draw:text-box>
        </draw:frame>
        <draw:custom-shape draw:style-name="gr14" draw:text-style-name="P6" draw:layer="layout" svg:width="0.8cm" svg:height="2.4cm" draw:transform="rotate (-3.11454005018388) translate (12.432cm 18.08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7" draw:layer="layout" svg:width="5.476cm" svg:height="0.962cm" svg:x="6.024cm" svg:y="16.138cm">
          <draw:text-box>
            <text:p>IPv6 default rout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Feldner</meta:initial-creator>
    <meta:creation-date>2016-05-21T01:02:53.911526000</meta:creation-date>
    <dc:date>2016-05-22T01:13:08.695849000</dc:date>
    <dc:creator>Andreas Feldner</dc:creator>
    <meta:editing-duration>PT13H21M41S</meta:editing-duration>
    <meta:editing-cycles>3</meta:editing-cycles>
    <meta:generator>LibreOffice/5.0.6.3$MacOSX_X86_64 LibreOffice_project/490fc03b25318460cfc54456516ea2519c11d1aa</meta:generator>
    <meta:document-statistic meta:object-count="32"/>
  </office:meta>
</office:document-meta>
</file>